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928000032DB77108D1F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738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style:snap-to-layout-grid="false"/>
      <style:text-properties style:font-name="Arial" fo:font-size="7pt" fo:background-color="transparen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text-properties fo:font-size="12pt" style:font-size-asian="12pt" style:font-size-complex="12pt"/>
    </style:style>
    <style:style style:name="P36" style:family="paragraph" style:parent-style-name="Standard">
      <style:paragraph-properties fo:margin-top="0.423cm" fo:margin-bottom="0cm" fo:text-align="end" style:justify-single-word="false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8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9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40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2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Standard">
      <style:paragraph-properties fo:margin-left="0cm" fo:margin-right="9.617cm" fo:text-indent="0cm" style:auto-text-indent="false"/>
    </style:style>
    <style:style style:name="P46" style:family="paragraph" style:parent-style-name="RUP_20_Corpo_20_1">
      <style:text-properties fo:color="#008000" fo:language="pt" fo:country="BR"/>
    </style:style>
    <style:style style:name="P4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0" style:family="paragraph" style:parent-style-name="Heading_20_1"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4"><text:span text:style-name="T7">Sistema de Cadastro e Controle para Consultório Odontológico (OpenOdonto)</text:span><text:span text:style-name="T8"> Versão 1.0</text:span></text:p>
      <text:p text:style-name="P37"/>
      <text:p text:style-name="P37"/>
      <text:p text:style-name="P37"/>
      <text:p text:style-name="P37"/>
      <text:p text:style-name="P38">Associar Produtos</text:p>
      <text:p text:style-name="P38"/>
      <text:p text:style-name="P36"><text:span text:style-name="T4">Versão do Documento:</text:span><text:span text:style-name="T6"> </text:span><text:span text:style-name="T5">2.0</text:span></text:p>
      <text:p text:style-name="P37"/>
      <text:p text:style-name="P37"/>
      <text:p text:style-name="Standard"/>
      <text:p text:style-name="Standard"/>
      <text:p text:style-name="P49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5/09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Vinicius G G Rodrigues</text:p>
          </table:table-cell>
        </table:table-row>
        <table:table-row table:style-name="Tabela1.1">
          <table:table-cell table:style-name="Tabela1.A3" office:value-type="string">
            <text:p text:style-name="P7">06/12/2010</text:p>
          </table:table-cell>
          <table:table-cell table:style-name="Tabela1.A3" office:value-type="string">
            <text:p text:style-name="P7">2.0</text:p>
          </table:table-cell>
          <table:table-cell table:style-name="Tabela1.A3" office:value-type="string">
            <text:p text:style-name="P8">Correções</text:p>
          </table:table-cell>
          <table:table-cell table:style-name="Tabela1.D3" office:value-type="string">
            <text:p text:style-name="P7">Amanda Barbosa Silva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7"><text:a xlink:type="simple" xlink:href="#1.Introdução|outline">1.Introdução<text:tab/>4</text:a></text:p>
          <text:p text:style-name="P47"><text:a xlink:type="simple" xlink:href="#2.Requisitos de Banco de Dados|outline">2.Requisitos de Banco de Dados<text:tab/>5</text:a></text:p>
          <text:p text:style-name="P47"><text:a xlink:type="simple" xlink:href="#3.Detalhamento dos Atributos da Tela|outline">3.Detalhamento dos Atributos da Tela<text:tab/>6</text:a></text:p>
          <text:p text:style-name="P47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Associar Produtos</text:p>
      <text:p text:style-name="P32"/>
      <text:list xml:id="list33365076" text:style-name="WW8Num1">
        <text:list-item>
          <text:h text:style-name="P51" text:outline-level="1">Introdução</text:h>
        </text:list-item>
      </text:list>
      <text:p text:style-name="RUP_20_Corpo_20_1"/>
      <text:p text:style-name="RUP_20_Corpo_20_1"><text:span text:style-name="T13">Esse documento traz a especificação do banco de dados para o requisito de sistema </text:span><text:span text:style-name="T9">Associar Produtos</text:span><text:span text:style-name="T13"> que surgiu pela necessidade de associar produtos cadastrados aos colaboradores, que foi originado do requisito de usuário </text:span><text:span text:style-name="T9">Manter Colaboradores</text:span><text:span text:style-name="T13">.</text:span></text:p>
      <text:p text:style-name="RUP_20_Corpo_20_1"/>
      <text:list xml:id="list33356131" text:continue-numbering="true" text:style-name="WW8Num1">
        <text:list-item>
          <text:h text:style-name="P52" text:outline-level="1">Requisitos de Banco de Dados</text:h>
        </text:list-item>
      </text:list>
      <text:p text:style-name="P46"/>
      <text:p text:style-name="P39"/>
      <text:p text:style-name="P39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40">Nº.</text:p>
          </table:table-cell>
          <table:table-cell table:style-name="Tabela2.B2" office:value-type="string">
            <text:p text:style-name="P41">Ação</text:p>
          </table:table-cell>
        </table:table-row>
        <table:table-row table:style-name="Tabela2.2">
          <table:table-cell table:style-name="Tabela2.A3" office:value-type="string">
            <text:p text:style-name="P43">1</text:p>
          </table:table-cell>
          <table:table-cell table:style-name="Tabela2.B3" office:value-type="string">
            <text:p text:style-name="P42">Para associar os produtos de um colaborador (Prestador de serviço/Fornecedor) , na tabela de colaboradores_produtos deverá haver uma coluna que contém o id da pessoa que representa colaborador,uma coluna que contém o id do produto e uma coluna que identifica a associação.</text:p>
          </table:table-cell>
        </table:table-row>
        <table:table-row table:style-name="Tabela2.2">
          <table:table-cell table:style-name="Tabela2.A4" office:value-type="string">
            <text:p text:style-name="P43">2</text:p>
          </table:table-cell>
          <table:table-cell table:style-name="Tabela2.B4" office:value-type="string">
            <text:p text:style-name="P42">O relacionamento de colaboradores com produtos é de muitos para muitos , logo a tabela 'colaboradores_produtos' será usada para intermediar o relacionamento.</text:p>
          </table:table-cell>
        </table:table-row>
        <table:table-row table:style-name="Tabela2.2">
          <table:table-cell table:style-name="Tabela2.A4" office:value-type="string">
            <text:p text:style-name="P43">3</text:p>
          </table:table-cell>
          <table:table-cell table:style-name="Tabela2.B4" office:value-type="string">
            <text:p text:style-name="P42">A coluna categoria da tabela de produtos pode assumir 2 valores numéricos dos quais cada um representa um tipo de produto, que são:</text:p>
            <text:p text:style-name="P42">0 – Serviço</text:p>
            <text:p text:style-name="P42">1 - Produto</text:p>
            <text:p text:style-name="P42">Esta flag deverá ser setada e controlada pela aplicação , a fim de diferenciar Produtos de Serviços.</text:p>
          </table:table-cell>
        </table:table-row>
      </table:table>
      <text:p text:style-name="P39"/>
      <text:h text:style-name="P50" text:outline-level="1"/>
      <text:p text:style-name="P35"><draw:frame draw:style-name="fr1" draw:name="graphics1" text:anchor-type="paragraph" svg:width="14.631cm" svg:height="13.019cm" draw:z-index="0"><draw:image xlink:href="Pictures/2000000700003928000032DB77108D1F.svm" xlink:type="simple" xlink:show="embed" xlink:actuate="onLoad"/></draw:frame></text:p>
      <text:list xml:id="list33366375" text:continue-numbering="true" text:style-name="WW8Num1">
        <text:list-item>
          <text:h text:style-name="P52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6">Campo na tela</text:p>
          </table:table-cell>
          <table:table-cell table:style-name="Tabela3.A1" office:value-type="string">
            <text:p text:style-name="P26">Nome da Tabela</text:p>
          </table:table-cell>
          <table:table-cell table:style-name="Tabela3.A1" office:value-type="string">
            <text:p text:style-name="P26">Campo na Tabela</text:p>
          </table:table-cell>
          <table:table-cell table:style-name="Tabela3.A1" office:value-type="string">
            <text:p text:style-name="P27">Tipo</text:p>
          </table:table-cell>
          <table:table-cell table:style-name="Tabela3.A1" office:value-type="string">
            <text:p text:style-name="P27">Tam.</text:p>
          </table:table-cell>
          <table:table-cell table:style-name="Tabela3.A1" office:value-type="string">
            <text:p text:style-name="P26">Nulo</text:p>
          </table:table-cell>
          <table:table-cell table:style-name="Tabela3.G1" office:value-type="string">
            <text:p text:style-name="P26">Descrição do Campo</text:p>
          </table:table-cell>
        </table:table-row>
        <table:table-row table:style-name="Tabela3.2">
          <table:table-cell table:style-name="Tabela3.A2" office:value-type="string">
            <text:p text:style-name="P28">Código</text:p>
          </table:table-cell>
          <table:table-cell table:style-name="Tabela3.A2" office:value-type="string">
            <text:p text:style-name="P28">produtos</text:p>
          </table:table-cell>
          <table:table-cell table:style-name="Tabela3.A2" office:value-type="string">
            <text:p text:style-name="P28">id_produto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11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Chave primária</text:p>
          </table:table-cell>
        </table:table-row>
        <table:table-row table:style-name="Tabela3.2">
          <table:table-cell table:style-name="Tabela3.A3" office:value-type="string">
            <text:p text:style-name="P28">Categoria</text:p>
          </table:table-cell>
          <table:table-cell table:style-name="Tabela3.A3" office:value-type="string">
            <text:p text:style-name="P28">produtos</text:p>
          </table:table-cell>
          <table:table-cell table:style-name="Tabela3.A3" office:value-type="string">
            <text:p text:style-name="P28">categoria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Tipo de produto</text:p>
          </table:table-cell>
        </table:table-row>
        <table:table-row table:style-name="Tabela3.2">
          <table:table-cell table:style-name="Tabela3.A3" office:value-type="string">
            <text:p text:style-name="P28">Nome</text:p>
          </table:table-cell>
          <table:table-cell table:style-name="Tabela3.A3" office:value-type="string">
            <text:p text:style-name="P28">produtos</text:p>
          </table:table-cell>
          <table:table-cell table:style-name="Tabela3.A3" office:value-type="string">
            <text:p text:style-name="P28">nome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15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Nome do produto</text:p>
          </table:table-cell>
        </table:table-row>
        <table:table-row table:style-name="Tabela3.2">
          <table:table-cell table:style-name="Tabela3.A3" office:value-type="string">
            <text:p text:style-name="P28">Descrição</text:p>
          </table:table-cell>
          <table:table-cell table:style-name="Tabela3.A3" office:value-type="string">
            <text:p text:style-name="P28">produtos</text:p>
          </table:table-cell>
          <table:table-cell table:style-name="Tabela3.A3" office:value-type="string">
            <text:p text:style-name="P28">descricao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300</text:p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Descrição do produto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colaboradores_produtos</text:p>
          </table:table-cell>
          <table:table-cell table:style-name="Tabela3.A3" office:value-type="string">
            <text:p text:style-name="P28">colaborador_id_pessoa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FK da pessoa(colaborador) associado.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colaboradores_produtos</text:p>
          </table:table-cell>
          <table:table-cell table:style-name="Tabela3.A3" office:value-type="string">
            <text:p text:style-name="P28">produto_id_produto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FK do produto associado.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colaboradores_produtos</text:p>
          </table:table-cell>
          <table:table-cell table:style-name="Tabela3.A3" office:value-type="string">
            <text:p text:style-name="P28">id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Chave primária do relacionamento</text:p>
          </table:table-cell>
        </table:table-row>
        <table:table-row table:style-name="Tabela3.2">
          <table:table-cell table:style-name="Tabela3.A3" office:value-type="string">
            <text:p text:style-name="P28">Código</text:p>
          </table:table-cell>
          <table:table-cell table:style-name="Tabela3.A3" office:value-type="string">
            <text:p text:style-name="P28">colaboradores</text:p>
          </table:table-cell>
          <table:table-cell table:style-name="Tabela3.A3" office:value-type="string">
            <text:p text:style-name="P28">id_pessoa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PK do colaborador que é uma FK da pessoa.</text:p>
          </table:table-cell>
        </table:table-row>
        <table:table-row table:style-name="Tabela3.2">
          <table:table-cell table:style-name="Tabela3.A3" office:value-type="string">
            <text:p text:style-name="P30">CPF</text:p>
          </table:table-cell>
          <table:table-cell table:style-name="Tabela3.A3" office:value-type="string">
            <text:p text:style-name="P28">colaboradores</text:p>
          </table:table-cell>
          <table:table-cell table:style-name="Tabela3.A3" office:value-type="string">
            <text:p text:style-name="P28">cpf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11</text:p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CPF do colaborador</text:p>
          </table:table-cell>
        </table:table-row>
        <table:table-row table:style-name="Tabela3.2">
          <table:table-cell table:style-name="Tabela3.A3" office:value-type="string">
            <text:p text:style-name="P30">CNPJ</text:p>
          </table:table-cell>
          <table:table-cell table:style-name="Tabela3.A3" office:value-type="string">
            <text:p text:style-name="P28">colaboradores</text:p>
          </table:table-cell>
          <table:table-cell table:style-name="Tabela3.A3" office:value-type="string">
            <text:p text:style-name="P28">cnpj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14</text:p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CNPJ do colaborador</text:p>
          </table:table-cell>
        </table:table-row>
        <table:table-row table:style-name="Tabela3.2">
          <table:table-cell table:style-name="Tabela3.A3" office:value-type="string">
            <text:p text:style-name="P30">Data cadastro</text:p>
          </table:table-cell>
          <table:table-cell table:style-name="Tabela3.A3" office:value-type="string">
            <text:p text:style-name="P28">colaboradores</text:p>
          </table:table-cell>
          <table:table-cell table:style-name="Tabela3.A3" office:value-type="string">
            <text:p text:style-name="P28">data_cadastro</text:p>
          </table:table-cell>
          <table:table-cell table:style-name="Tabela3.A3" office:value-type="string">
            <text:p text:style-name="P29">DATETIME</text:p>
          </table:table-cell>
          <table:table-cell table:style-name="Tabela3.A3" office:value-type="string">
            <text:p text:style-name="P29">_</text:p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Data de cadastro do colaborador</text:p>
          </table:table-cell>
        </table:table-row>
        <table:table-row table:style-name="Tabela3.2">
          <table:table-cell table:style-name="Tabela3.A3" office:value-type="string">
            <text:p text:style-name="P28">Observação</text:p>
          </table:table-cell>
          <table:table-cell table:style-name="Tabela3.A3" office:value-type="string">
            <text:p text:style-name="P28">colaboradores</text:p>
          </table:table-cell>
          <table:table-cell table:style-name="Tabela3.A3" office:value-type="string">
            <text:p text:style-name="P28">observacao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500</text:p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Observações inerentes do fornecedor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colaboradores</text:p>
          </table:table-cell>
          <table:table-cell table:style-name="Tabela3.A3" office:value-type="string">
            <text:p text:style-name="P28">categoria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</text:p>
          </table:table-cell>
          <table:table-cell table:style-name="Tabela3.A3" office:value-type="string">
            <text:p text:style-name="P28">Não </text:p>
          </table:table-cell>
          <table:table-cell table:style-name="Tabela3.G3" office:value-type="string">
            <text:p text:style-name="P28">Atributo diferenciador de fornecedor</text:p>
          </table:table-cell>
        </table:table-row>
      </table:table>
      <text:list xml:id="list33367395" text:continue-numbering="true" text:style-name="WW8Num1">
        <text:list-header>
          <text:h text:style-name="P52" text:outline-level="1"/>
        </text:list-header>
        <text:list-item>
          <text:h text:style-name="P51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4">Gerente de Projeto e Desenvolvedor</text:p>
          </table:table-cell>
        </table:table-row>
      </table:table>
      <text:p text:style-name="Standard"/>
      <text:p text:style-name="Standard"/>
      <text:p text:style-name="P4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4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Odontograma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17$Build-9551</meta:generator>
    <dc:title>Especificação de Banco de Dados</dc:title>
    <meta:initial-creator>Lena Lúcia de Moraes</meta:initial-creator>
    <meta:creation-date>2010-02-26T09:32:06</meta:creation-date>
    <dc:date>2010-12-06T13:25:19.28</dc:date>
    <meta:editing-cycles>47</meta:editing-cycles>
    <meta:editing-duration>PT3H54M9S</meta:editing-duration>
    <dc:creator>Amanda Barbosa</dc:creator>
    <meta:document-statistic meta:table-count="7" meta:image-count="1" meta:object-count="0" meta:page-count="7" meta:paragraph-count="157" meta:word-count="471" meta:character-count="2987"/>
    <meta:user-defined meta:name="Info 1"/>
    <meta:user-defined meta:name="Info 2"/>
    <meta:user-defined meta:name="Info 3"/>
    <meta:user-defined meta:name="Info 4"/>
  </office:meta>
</office:document-meta>
</file>